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Creation myth</text:h>
      <text:p text:style-name="Text_20_body">So two hyperintelligent pandimensional beings<text:line-break/>walk into a bar. One turns to the other and says,<text:line-break/>"Did you remember to check the end state<text:line-break/>of that simulation we were running?" The other<text:line-break/>says, "No, I thought that you did?" To which<text:line-break/>the first replies, "Oh shit, we missed it.<text:line-break/>I suppose we must do all of this again. Barkeep,</text:p>
      <text:p text:style-name="Text_20_body">two beers please." The bartender nods in that way<text:line-break/>that bartenders do, pours the two beers,<text:line-break/>expertly, by the way, just so, and hands them<text:line-break/>to the first hyperintelligent pandimensional being.<text:line-break/>The second one pulls a few singles out of his<text:line-break/>wallet, places them on the bar, and the pair<text:line-break/>turn around and begin walking toward a table<text:line-break/>in the middle of the mostly-empty bar. The bar-<text:line-break/>tender picks up the money, fans it out, frowns,<text:line-break/>and calls to his patrons' backs: "Hey, this<text:line-break/>isn't enough!" The two turn around simultan-<text:line-break/>eously, with parity, and stare at him. A beat.</text:p>
      <text:p text:style-name="Text_20_body">One of them, the one without the beer, breaks<text:line-break/>the silence by exclaiming, "Oh dear god, I'm<text:line-break/>sorry! I didn't know your prices went up since<text:line-break/>last time. What do I owe you?" The bartender<text:line-break/>says, "Oh, just another dollar-fifty." The being<text:line-break/>reaches in his back pocket, slides out his<text:line-break/>wallet, looks in smiling, and frowns when he sees<text:line-break/>it's empty. He looks to the other and says,<text:line-break/>"You got a buck-fifty I can borrow?"</text:p>
      <text:p text:style-name="Text_20_body">The second hyperintelligent pandimensional being<text:line-break/>considers this. He sets the beers down<text:line-break/>on the table, pulls out his own wallet, opens<text:line-break/>it, and frowns. "I'm broke too," he s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eation myth</dc:title>
  </office:meta>
</office:document-meta>
</file>